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7000000D9640E07A2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6" style:family="graphic">
      <style:graphic-properties draw:fill-color="#000000" draw:textarea-horizontal-align="justify" draw:textarea-vertical-align="middle" draw:auto-grow-height="false"/>
    </style:style>
    <style:style style:name="gr7" style:family="graphic">
      <style:graphic-properties draw:fill-color="#ff0000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svg:stroke-width="0.053cm" svg:stroke-color="#579d1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draw:stroke="none" draw:fill-color="#000000" draw:textarea-horizontal-align="justify" draw:textarea-vertical-align="middle" draw:auto-grow-height="false"/>
    </style:style>
    <style:style style:name="gr11" style:family="graphic">
      <style:graphic-properties draw:fill="solid" draw:fill-color="#579d1c" draw:textarea-horizontal-align="justify" draw:textarea-vertical-align="middle" draw:auto-grow-height="false"/>
    </style:style>
    <style:style style:name="gr12" style:family="graphic">
      <style:graphic-properties draw:fill-color="#83caff" draw:textarea-horizontal-align="justify" draw:textarea-vertical-align="middle" draw:auto-grow-height="false"/>
    </style:style>
    <style:style style:name="gr13" style:family="graphic">
      <style:graphic-properties draw:fill-color="#579d1c" draw:textarea-horizontal-align="justify" draw:textarea-vertical-align="middle" draw:auto-grow-height="false"/>
    </style:style>
    <style:style style:name="gr14" style:family="graphic">
      <style:graphic-properties svg:stroke-width="0.203cm" svg:stroke-color="#ff420e" draw:marker-start-width="0.503cm" draw:marker-end-width="0.503cm" svg:stroke-opacity="0%" draw:fill="solid" draw:fill-color="#ffd320" draw:textarea-horizontal-align="justify" draw:textarea-vertical-align="middle" draw:auto-grow-height="false" fo:padding-top="0.225cm" fo:padding-bottom="0.225cm" fo:padding-left="0.35cm" fo:padding-right="0.35cm"/>
    </style:style>
    <style:style style:name="gr15" style:family="graphic">
      <style:graphic-properties svg:stroke-width="0.051cm" svg:stroke-color="#ff420e" draw:marker-start-width="0.276cm" draw:marker-end-width="0.276cm" svg:stroke-opacity="0%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>
      <style:graphic-properties svg:stroke-width="0.051cm" svg:stroke-color="#ff420e" draw:marker-start-width="0.276cm" draw:marker-end-width="0.276cm" svg:stroke-opacity="0%" draw:fill="solid" draw:fill-color="#9933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>
      <style:graphic-properties draw:stroke="none" draw:fill="solid" draw:fill-color="#cccccc" draw:textarea-horizontal-align="justify" draw:textarea-vertical-align="middle" draw:auto-grow-height="false"/>
    </style:style>
    <style:style style:name="gr18" style:family="graphic">
      <style:graphic-properties draw:stroke="none" draw:fill="solid" draw:fill-color="#cccccc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notes">
      <style:graphic-properties draw:fill-color="#ffffff" fo:min-height="13.17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outline1">
      <style:graphic-properties fo:min-height="11.929cm"/>
    </style:style>
    <style:style style:name="pr8" style:family="presentation" style:parent-style-name="BrightBlue-outline1" style:list-style-name="L4">
      <style:graphic-properties draw:stroke="none" draw:fill="none" fo:min-height="1.374cm"/>
    </style:style>
    <style:style style:name="pr9" style:family="presentation" style:parent-style-name="BrightBlue-outline1">
      <style:graphic-properties draw:fill="solid" draw:fill-color="#000000" fo:min-height="11.929cm"/>
    </style:style>
    <style:style style:name="pr10" style:family="presentation" style:parent-style-name="BrightBlue-outline1">
      <style:graphic-properties draw:stroke="none" svg:stroke-color="#579d1c" draw:fill="none" fo:min-height="2.746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color="#ff0000" fo:font-size="13pt" style:font-size-asian="13pt" style:font-size-complex="13pt"/>
    </style:style>
    <style:style style:name="P6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text-properties fo:color="#000000" fo:font-size="34.7000007629395pt"/>
    </style:style>
    <style:style style:name="P8" style:family="paragraph">
      <style:text-properties fo:font-size="18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color="#579d1c"/>
    </style:style>
    <style:style style:name="T2" style:family="text">
      <style:text-properties fo:color="#579d1c" fo:font-weight="bold" style:font-weight-asian="bold" style:font-weight-complex="bold"/>
    </style:style>
    <style:style style:name="T3" style:family="text">
      <style:text-properties fo:color="#579d1c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579d1c" style:text-position="-33% 58%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c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ff6600"/>
    </style:style>
    <style:style style:name="T8" style:family="text">
      <style:text-properties fo:color="#ffcc00"/>
    </style:style>
    <style:style style:name="T9" style:family="text">
      <style:text-properties fo:color="#ffffff"/>
    </style:style>
    <style:style style:name="T10" style:family="text">
      <style:text-properties fo:color="#ff0000" fo:font-size="13pt" style:font-size-asian="13pt" style:font-size-complex="13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000000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f Balancing Tree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Angel R. Perez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Balanced Tree</text:p>
          </draw:text-box>
        </draw:frame>
        <draw:custom-shape draw:style-name="gr2" draw:text-style-name="P1" xml:id="id1" draw:id="id1" draw:layer="layout" svg:width="1.016cm" svg:height="1.016cm" svg:x="6.464cm" svg:y="6.928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016cm" svg:height="1.016cm" svg:x="1.024cm" svg:y="11.44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016cm" svg:height="1.016cm" svg:x="2.84cm" svg:y="9.16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972cm" svg:y1="7.944cm" svg:x2="3.348cm" svg:y2="9.16cm" draw:start-shape="id1" draw:start-glue-point="8" draw:end-shape="id2" draw:end-glue-point="4" svg:d="M6972 7944l-3624 1216" svg:viewBox="0 0 3625 1217">
          <text:p/>
        </draw:connector>
        <draw:connector draw:style-name="gr4" draw:text-style-name="P1" draw:layer="layout" draw:type="line" svg:x1="6.972cm" svg:y1="7.944cm" svg:x2="10.647cm" svg:y2="9.16cm" draw:start-shape="id1" draw:start-glue-point="8" draw:end-shape="id3" draw:end-glue-point="4" svg:d="M6972 7944l3675 1216" svg:viewBox="0 0 3676 1217">
          <text:p/>
        </draw:connector>
        <draw:custom-shape draw:style-name="gr2" draw:text-style-name="P1" xml:id="id5" draw:id="id5" draw:layer="layout" svg:width="1.016cm" svg:height="1.016cm" svg:x="4.656cm" svg:y="11.446cm">
          <text:p text:style-name="P1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348cm" svg:y1="10.176cm" svg:x2="1.532cm" svg:y2="11.446cm" draw:start-shape="id2" draw:start-glue-point="8" draw:end-shape="id4" draw:end-glue-point="4" svg:d="M3348 10176l-1816 1270" svg:viewBox="0 0 1817 1271">
          <text:p/>
        </draw:connector>
        <draw:connector draw:style-name="gr3" draw:text-style-name="P1" draw:layer="layout" draw:type="line" svg:x1="3.348cm" svg:y1="10.176cm" svg:x2="5.164cm" svg:y2="11.446cm" draw:start-shape="id2" draw:start-glue-point="8" draw:end-shape="id5" draw:end-glue-point="4" svg:d="M3348 10176l1816 1270" svg:viewBox="0 0 1817 1271">
          <text:p/>
        </draw:connector>
        <draw:custom-shape draw:style-name="gr2" draw:text-style-name="P1" xml:id="id7" draw:id="id7" draw:layer="layout" svg:width="1.016cm" svg:height="1.016cm" svg:x="1.054cm" svg:y="16.048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016cm" svg:height="1.016cm" svg:x="2.156cm" svg:y="13.77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664cm" svg:y1="14.786cm" svg:x2="1.562cm" svg:y2="16.048cm" draw:start-shape="id6" draw:start-glue-point="8" draw:end-shape="id7" draw:end-glue-point="4" svg:d="M2664 14786l-1102 1262" svg:viewBox="0 0 1103 1263">
          <text:p/>
        </draw:connector>
        <draw:connector draw:style-name="gr3" draw:text-style-name="P1" draw:layer="layout" draw:type="line" svg:x1="1.532cm" svg:y1="12.462cm" svg:x2="2.664cm" svg:y2="13.77cm" draw:start-shape="id4" draw:start-glue-point="8" draw:end-shape="id6" draw:end-glue-point="4" svg:d="M1532 12462l1132 1308" svg:viewBox="0 0 1133 1309">
          <text:p/>
        </draw:connector>
        <draw:custom-shape draw:style-name="gr2" draw:text-style-name="P1" xml:id="id8" draw:id="id8" draw:layer="layout" svg:width="1.016cm" svg:height="1.016cm" svg:x="3.678cm" svg:y="13.686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164cm" svg:y1="12.462cm" svg:x2="4.186cm" svg:y2="13.686cm" draw:start-shape="id5" draw:start-glue-point="8" draw:end-shape="id8" draw:end-glue-point="4" svg:d="M5164 12462l-978 1224" svg:viewBox="0 0 979 1225">
          <text:p/>
        </draw:connector>
        <draw:custom-shape draw:style-name="gr2" draw:text-style-name="P1" xml:id="id9" draw:id="id9" draw:layer="layout" svg:width="1.016cm" svg:height="1.016cm" svg:x="8.323cm" svg:y="11.446cm">
          <text:p text:style-name="P1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016cm" svg:height="1.016cm" svg:x="10.139cm" svg:y="9.16cm">
          <text:p text:style-name="P1">7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647cm" svg:y1="10.176cm" svg:x2="8.831cm" svg:y2="11.446cm" draw:start-shape="id3" draw:start-glue-point="8" draw:end-shape="id9" draw:end-glue-point="4" svg:d="M10647 10176l-1816 1270" svg:viewBox="0 0 1817 1271">
          <text:p/>
        </draw:connector>
        <draw:custom-shape draw:style-name="gr2" draw:text-style-name="P1" xml:id="id10" draw:id="id10" draw:layer="layout" svg:width="1.016cm" svg:height="1.016cm" svg:x="9.455cm" svg:y="13.77cm">
          <text:p text:style-name="P1">7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831cm" svg:y1="12.462cm" svg:x2="9.963cm" svg:y2="13.77cm" draw:start-shape="id9" draw:start-glue-point="8" draw:end-shape="id10" draw:end-glue-point="4" svg:d="M8831 12462l1132 1308" svg:viewBox="0 0 1133 1309">
          <text:p/>
        </draw:connector>
        <draw:custom-shape draw:style-name="gr2" draw:text-style-name="P1" xml:id="id11" draw:id="id11" draw:layer="layout" svg:width="1.016cm" svg:height="1.016cm" svg:x="8.458cm" svg:y="16.01cm">
          <text:p text:style-name="P1">6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944cm" svg:y1="14.786cm" svg:x2="8.966cm" svg:y2="16.01cm" draw:end-shape="id11" draw:end-glue-point="4" svg:d="M9944 14786l-978 1224" svg:viewBox="0 0 979 1225">
          <text:p/>
        </draw:connector>
        <draw:custom-shape draw:style-name="gr2" draw:text-style-name="P1" xml:id="id12" draw:id="id12" draw:layer="layout" svg:width="1.016cm" svg:height="1.016cm" svg:x="20.45cm" svg:y="7.789cm">
          <text:p text:style-name="P1">5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1.016cm" svg:height="1.016cm" svg:x="15.01cm" svg:y="12.307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016cm" svg:height="1.016cm" svg:x="16.826cm" svg:y="10.021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0.958cm" svg:y1="8.805cm" svg:x2="17.334cm" svg:y2="10.021cm" draw:start-shape="id12" draw:start-glue-point="8" draw:end-shape="id13" draw:end-glue-point="4" svg:d="M20958 8805l-3624 1216" svg:viewBox="0 0 3625 1217">
          <text:p/>
        </draw:connector>
        <draw:connector draw:style-name="gr4" draw:text-style-name="P1" draw:layer="layout" draw:type="line" svg:x1="20.958cm" svg:y1="8.805cm" svg:x2="24.633cm" svg:y2="10.021cm" draw:start-shape="id12" draw:start-glue-point="8" draw:end-shape="id14" draw:end-glue-point="4" svg:d="M20958 8805l3675 1216" svg:viewBox="0 0 3676 1217">
          <text:p/>
        </draw:connector>
        <draw:custom-shape draw:style-name="gr2" draw:text-style-name="P1" xml:id="id16" draw:id="id16" draw:layer="layout" svg:width="1.016cm" svg:height="1.016cm" svg:x="18.642cm" svg:y="12.307cm">
          <text:p text:style-name="P1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334cm" svg:y1="11.037cm" svg:x2="15.518cm" svg:y2="12.307cm" draw:start-shape="id13" draw:start-glue-point="8" draw:end-shape="id15" draw:end-glue-point="4" svg:d="M17334 11037l-1816 1270" svg:viewBox="0 0 1817 1271">
          <text:p/>
        </draw:connector>
        <draw:connector draw:style-name="gr3" draw:text-style-name="P1" draw:layer="layout" draw:type="line" svg:x1="17.334cm" svg:y1="11.037cm" svg:x2="19.15cm" svg:y2="12.307cm" draw:start-shape="id13" draw:start-glue-point="8" draw:end-shape="id16" draw:end-glue-point="4" svg:d="M17334 11037l1816 1270" svg:viewBox="0 0 1817 1271">
          <text:p/>
        </draw:connector>
        <draw:custom-shape draw:style-name="gr2" draw:text-style-name="P1" xml:id="id17" draw:id="id17" draw:layer="layout" svg:width="1.016cm" svg:height="1.016cm" svg:x="13.962cm" svg:y="14.58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1.016cm" svg:height="1.016cm" svg:x="16.142cm" svg:y="14.631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5.518cm" svg:y1="13.323cm" svg:x2="14.47cm" svg:y2="14.585cm" draw:start-shape="id15" draw:start-glue-point="8" draw:end-shape="id17" draw:end-glue-point="4" svg:d="M15518 13323l-1048 1262" svg:viewBox="0 0 1049 1263">
          <text:p/>
        </draw:connector>
        <draw:connector draw:style-name="gr3" draw:text-style-name="P1" draw:layer="layout" draw:type="line" svg:x1="15.518cm" svg:y1="13.323cm" svg:x2="16.65cm" svg:y2="14.631cm" draw:start-shape="id15" draw:start-glue-point="8" draw:end-shape="id18" draw:end-glue-point="4" svg:d="M15518 13323l1132 1308" svg:viewBox="0 0 1133 1309">
          <text:p/>
        </draw:connector>
        <draw:custom-shape draw:style-name="gr2" draw:text-style-name="P1" xml:id="id19" draw:id="id19" draw:layer="layout" svg:width="1.016cm" svg:height="1.016cm" svg:x="17.664cm" svg:y="14.547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9.15cm" svg:y1="13.323cm" svg:x2="18.172cm" svg:y2="14.547cm" draw:start-shape="id16" draw:start-glue-point="8" draw:end-shape="id19" draw:end-glue-point="4" svg:d="M19150 13323l-978 1224" svg:viewBox="0 0 979 1225">
          <text:p/>
        </draw:connector>
        <draw:custom-shape draw:style-name="gr2" draw:text-style-name="P1" xml:id="id20" draw:id="id20" draw:layer="layout" svg:width="1.016cm" svg:height="1.016cm" svg:x="22.309cm" svg:y="12.307cm">
          <text:p text:style-name="P1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016cm" svg:height="1.016cm" svg:x="24.125cm" svg:y="10.021cm">
          <text:p text:style-name="P1">7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" draw:id="id21" draw:layer="layout" svg:width="1.016cm" svg:height="1.016cm" svg:x="25.941cm" svg:y="12.307cm">
          <text:p text:style-name="P1">7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4.633cm" svg:y1="11.037cm" svg:x2="22.817cm" svg:y2="12.307cm" draw:start-shape="id14" draw:start-glue-point="8" draw:end-shape="id20" draw:end-glue-point="4" svg:d="M24633 11037l-1816 1270" svg:viewBox="0 0 1817 1271">
          <text:p/>
        </draw:connector>
        <draw:connector draw:style-name="gr3" draw:text-style-name="P1" draw:layer="layout" draw:type="line" svg:x1="24.633cm" svg:y1="11.037cm" svg:x2="26.449cm" svg:y2="12.307cm" draw:start-shape="id14" draw:start-glue-point="8" draw:end-shape="id21" draw:end-glue-point="4" svg:d="M24633 11037l1816 1270" svg:viewBox="0 0 1817 1271">
          <text:p/>
        </draw:connector>
        <draw:custom-shape draw:style-name="gr2" draw:text-style-name="P1" xml:id="id22" draw:id="id22" draw:layer="layout" svg:width="1.016cm" svg:height="1.016cm" svg:x="23.441cm" svg:y="14.631cm">
          <text:p text:style-name="P1">6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817cm" svg:y1="13.323cm" svg:x2="23.949cm" svg:y2="14.631cm" draw:start-shape="id20" draw:start-glue-point="8" draw:end-shape="id22" draw:end-glue-point="4" svg:d="M22817 13323l1132 1308" svg:viewBox="0 0 1133 1309">
          <text:p/>
        </draw:connector>
        <draw:custom-shape draw:style-name="gr5" draw:text-style-name="P1" draw:layer="layout" svg:width="1.27cm" svg:height="1.778cm" svg:x="12.446cm" svg:y="11.684cm">
          <text:p/>
          <draw:enhanced-geometry svg:viewBox="0 0 21600 21600" draw:text-areas="0 ?f0 ?f5 ?f2" draw:type="right-arrow" draw:modifiers="11182.3760818253 6641.483979763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Consideration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Most operations on a BST take time directly proportional to the height of the tree: Operations: <text:span text:style-name="T1">O(</text:span><text:span text:style-name="T2">h</text:span><text:span text:style-name="T1">) | </text:span><text:span text:style-name="T2">h</text:span><text:span text:style-name="T1"> hight of the tree</text:span></text:p>
                <text:list>
                  <text:list-item>
                    <text:p>For a tree degenerated in a linked list (not balanced):</text:p>
                    <text:list>
                      <text:list-item>
                        <text:p>Operations: <text:span text:style-name="T1">O(</text:span><text:span text:style-name="T2">n</text:span><text:span text:style-name="T1">) | </text:span><text:span text:style-name="T2">n</text:span><text:span text:style-name="T1"> number of nodes</text:span></text:p>
                      </text:list-item>
                    </text:list>
                  </text:list-item>
                  <text:list-item>
                    <text:p>For a balanced tree:</text:p>
                    <text:list>
                      <text:list-item>
                        <text:p>Operations: <text:span text:style-name="T1">O(</text:span><text:span text:style-name="T2">L</text:span><text:span text:style-name="T3">og</text:span><text:span text:style-name="T4">2</text:span><text:span text:style-name="T3">(n)</text:span><text:span text:style-name="T1">) | </text:span><text:span text:style-name="T2">n</text:span><text:span text:style-name="T1"> number of nod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3.541cm" svg:x="1.4cm" svg:y="0.763cm" presentation:class="title" presentation:user-transformed="true">
          <draw:text-box>
            <text:p>Advantages &amp; Disadvantage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1">A self-balanced tree does not degenerate in a list.</text:span></text:p>
                <text:list>
                  <text:list-item>
                    <text:p><text:span text:style-name="T1">A self-balanced tree guarantee efficient operations</text:span></text:p>
                    <text:list>
                      <text:list-item>
                        <text:p><text:span text:style-name="T1">Lookup, Deletion, Insertion: ~O(</text:span><text:span text:style-name="T3">Log</text:span><text:span text:style-name="T4">2</text:span><text:span text:style-name="T3">(n)</text:span><text:span text:style-name="T1">)</text:span></text:p>
                        <text:p><text:span text:style-name="T1"/></text:p>
                      </text:list-item>
                    </text:list>
                    <text:p/>
                  </text:list-item>
                </text:list>
              </text:list-item>
              <text:list-item>
                <text:p><text:span text:style-name="T5">A self-balanced tree has overhead in some operations</text:span></text:p>
                <text:list>
                  <text:list-item>
                    <text:p><text:span text:style-name="T5">Deletion, Insertion (due to rotations and recoloring)</text:span></text:p>
                  </text:list-item>
                </text:list>
              </text:list-item>
              <text:list-item>
                <text:p><text:span text:style-name="T5">Harder to implement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Self-Balanced Trees</text:p>
          </draw:text-box>
        </draw:frame>
        <draw:frame presentation:style-name="pr7" draw:text-style-name="P3" draw:layer="layout" svg:width="25.2cm" svg:height="12.179cm" svg:x="1.4cm" svg:y="5.067cm" presentation:class="outline" presentation:user-transformed="true">
          <draw:text-box>
            <text:list text:style-name="L3">
              <text:list-item>
                <text:p text:style-name="P3"><text:span text:style-name="T2">Red-Black</text:span></text:p>
              </text:list-item>
              <text:list-item>
                <text:p text:style-name="P3"><text:span text:style-name="T6">AVL</text:span></text:p>
              </text:list-item>
              <text:list-item>
                <text:p text:style-name="P3"><text:span text:style-name="T6">B</text:span></text:p>
              </text:list-item>
              <text:list-item>
                <text:p text:style-name="P3"><text:span text:style-name="T6">Scapegoat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office:forms form:automatic-focus="false" form:apply-design-mode="false"/>
        <draw:frame presentation:style-name="pr4" draw:layer="layout" svg:width="19.5cm" svg:height="3.541cm" svg:x="1.4cm" svg:y="0.763cm" presentation:class="title" presentation:user-transformed="true">
          <draw:text-box>
            <text:p>Red-Black Trees: Properties</text:p>
          </draw:text-box>
        </draw:frame>
        <draw:frame presentation:style-name="pr8" draw:layer="layout" svg:width="23.622cm" svg:height="13.208cm" svg:x="2.032cm" svg:y="5.588cm">
          <draw:text-box>
            <text:list text:style-name="L4">
              <text:list-item>
                <text:p><text:s/>A node is either red or black.</text:p>
              </text:list-item>
              <text:list-item>
                <text:p><text:s/>The root is always black.</text:p>
              </text:list-item>
              <text:list-item>
                <text:p><text:s/>All leaves(NIL) are black.</text:p>
              </text:list-item>
              <text:list-item>
                <text:p><text:s/>There are no two adjacent red nodes. </text:p>
                <text:p><text:s/>A red node has two black children.</text:p>
              </text:list-item>
              <text:list-item>
                <text:p><text:s/>Every path from root to NIL node has same number or black nodes.</text:p>
                <text:p/>
                <text:p><text:span text:style-name="T7">A red black tree is a BST. Lookup in an RBT is just lookup in a BST. The colors don't matt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6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Representation</text:p>
          </draw:text-box>
        </draw:frame>
        <draw:frame presentation:style-name="pr9" draw:layer="layout" svg:width="13.078cm" svg:height="8.904cm" svg:x="2.058cm" svg:y="7.72cm" presentation:class="outline" presentation:user-transformed="true">
          <draw:text-box>
            <text:list text:style-name="L3">
              <text:list-header>
                <text:p><text:span text:style-name="T8">typedef struct</text:span> <text:span text:style-name="T7">node</text:span><text:span text:style-name="T9"> {</text:span></text:p>
                <text:list>
                  <text:list-header>
                    <text:p><text:span text:style-name="T8">int </text:span><text:span text:style-name="T9">data;</text:span></text:p>
                  </text:list-header>
                  <text:list-item>
                    <text:p><text:span text:style-name="T8">char</text:span><text:span text:style-name="T9"> color;</text:span></text:p>
                    <text:p><text:span text:style-name="T8">struct node</text:span><text:span text:style-name="T9"> *parent;</text:span></text:p>
                    <text:p><text:span text:style-name="T8">struct node</text:span><text:span text:style-name="T9"> *left;</text:span></text:p>
                    <text:p><text:span text:style-name="T8">struct node</text:span> <text:span text:style-name="T9">*right;</text:span></text:p>
                  </text:list-item>
                </text:list>
                <text:p><text:span text:style-name="T9">} </text:span><text:span text:style-name="T7">NODE</text:span><text:span text:style-name="T9">;</text:span></text:p>
              </text:list-header>
            </text:list>
          </draw:text-box>
        </draw:frame>
        <draw:custom-shape draw:style-name="gr6" draw:text-style-name="P4" xml:id="id24" draw:id="id24" draw:layer="Layout" svg:width="1.016cm" svg:height="1.016cm" svg:x="19.782cm" svg:y="12.784cm">
          <text:p text:style-name="P4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3" draw:id="id23" draw:layer="Layout" svg:width="1.016cm" svg:height="1.016cm" svg:x="21.598cm" svg:y="10.498cm">
          <text:p text:style-name="P4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5" draw:id="id25" draw:layer="Layout" svg:width="1.016cm" svg:height="1.016cm" svg:x="23.414cm" svg:y="12.784cm">
          <text:p text:style-name="P4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106cm" svg:y1="11.514cm" svg:x2="20.29cm" svg:y2="12.784cm" draw:start-shape="id23" draw:start-glue-point="8" draw:end-shape="id24" draw:end-glue-point="4" svg:d="M22106 11514l-1816 1270" svg:viewBox="0 0 1817 1271">
          <text:p/>
        </draw:connector>
        <draw:connector draw:style-name="gr3" draw:text-style-name="P1" draw:layer="layout" draw:type="line" svg:x1="22.106cm" svg:y1="11.514cm" svg:x2="23.922cm" svg:y2="12.784cm" draw:start-shape="id23" draw:start-glue-point="8" draw:end-shape="id25" draw:end-glue-point="4" svg:d="M22106 11514l1816 1270" svg:viewBox="0 0 1817 1271">
          <text:p/>
        </draw:connector>
        <draw:connector draw:style-name="gr8" draw:text-style-name="P1" draw:layer="layout" draw:type="line" svg:x1="22.106cm" svg:y1="10.498cm" svg:x2="22.095cm" svg:y2="8.54cm" draw:start-shape="id23" draw:start-glue-point="4" svg:d="M22106 10498l-11-1958" svg:viewBox="0 0 12 1959">
          <text:p/>
        </draw:connector>
        <draw:connector draw:style-name="gr8" draw:text-style-name="P1" draw:layer="layout" draw:type="curve" draw:line-skew="-0.636cm" svg:x1="19.93cm" svg:y1="12.932cm" svg:x2="21.746cm" svg:y2="11.366cm" draw:start-shape="id24" draw:start-glue-point="5" draw:end-shape="id23" draw:end-glue-point="7" svg:d="M19930 12932c0-2127 1816-1344 1816-1566" svg:viewBox="0 0 1817 1567">
          <text:p/>
        </draw:connector>
        <draw:connector draw:style-name="gr8" draw:text-style-name="P1" draw:layer="layout" draw:type="curve" draw:line-skew="-0.657cm" svg:x1="24.282cm" svg:y1="12.932cm" svg:x2="22.466cm" svg:y2="11.366cm" draw:start-shape="id25" draw:start-glue-point="11" draw:end-shape="id23" draw:end-glue-point="9" svg:d="M24282 12932c0-2158-1816-1376-1816-1566" svg:viewBox="0 0 1817 1567">
          <text:p/>
        </draw:connector>
        <draw:connector draw:style-name="gr3" draw:text-style-name="P1" draw:layer="layout" draw:type="line" svg:x1="20.29cm" svg:y1="13.8cm" svg:x2="19.266cm" svg:y2="15.429cm" draw:start-shape="id24" draw:start-glue-point="8" svg:d="M20290 13800l-1024 1629" svg:viewBox="0 0 1025 1630">
          <text:p/>
        </draw:connector>
        <draw:connector draw:style-name="gr3" draw:text-style-name="P1" draw:layer="layout" draw:type="line" svg:x1="20.29cm" svg:y1="13.8cm" svg:x2="21.44cm" svg:y2="15.456cm" draw:start-shape="id24" draw:start-glue-point="8" svg:d="M20290 13800l1150 1656" svg:viewBox="0 0 1151 1657">
          <text:p/>
        </draw:connector>
        <draw:connector draw:style-name="gr3" draw:text-style-name="P1" draw:layer="layout" draw:type="line" svg:x1="23.93cm" svg:y1="13.8cm" svg:x2="22.906cm" svg:y2="15.429cm" svg:d="M23930 13800l-1024 1629" svg:viewBox="0 0 1025 1630">
          <text:p/>
        </draw:connector>
        <draw:connector draw:style-name="gr3" draw:text-style-name="P1" draw:layer="layout" draw:type="line" svg:x1="23.93cm" svg:y1="13.8cm" svg:x2="25.08cm" svg:y2="15.456cm" svg:d="M23930 13800l1150 1656" svg:viewBox="0 0 1151 1657">
          <text:p/>
        </draw:connector>
        <draw:frame draw:style-name="gr9" draw:text-style-name="P5" draw:layer="layout" svg:width="1.778cm" svg:height="0.763cm" svg:x="18.434cm" svg:y="15.429cm">
          <draw:text-box>
            <text:p text:style-name="P5"><text:span text:style-name="T10">NULL</text:span></text:p>
          </draw:text-box>
        </draw:frame>
        <draw:frame draw:style-name="gr9" draw:text-style-name="P5" draw:layer="layout" svg:width="1.778cm" svg:height="0.763cm" svg:x="20.42cm" svg:y="15.456cm">
          <draw:text-box>
            <text:p text:style-name="P5"><text:span text:style-name="T10">NULL</text:span></text:p>
          </draw:text-box>
        </draw:frame>
        <draw:frame draw:style-name="gr9" draw:text-style-name="P5" draw:layer="layout" svg:width="1.778cm" svg:height="0.763cm" svg:x="22.09cm" svg:y="15.457cm">
          <draw:text-box>
            <text:p text:style-name="P5"><text:span text:style-name="T10">NULL</text:span></text:p>
          </draw:text-box>
        </draw:frame>
        <draw:frame draw:style-name="gr9" draw:text-style-name="P5" draw:layer="layout" svg:width="1.778cm" svg:height="0.763cm" svg:x="24.19cm" svg:y="15.458cm">
          <draw:text-box>
            <text:p text:style-name="P5"><text:span text:style-name="T10">NULL</text:span></text:p>
          </draw:text-box>
        </draw:frame>
        <draw:frame draw:style-name="gr9" draw:text-style-name="P5" draw:layer="layout" svg:width="1.778cm" svg:height="0.763cm" svg:x="21.19cm" svg:y="7.959cm">
          <draw:text-box>
            <text:p text:style-name="P5"><text:span text:style-name="T10">NU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7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Representation</text:p>
          </draw:text-box>
        </draw:frame>
        <draw:custom-shape draw:style-name="gr6" draw:text-style-name="P4" xml:id="id26" draw:id="id26" draw:layer="Layout" svg:width="1.016cm" svg:height="1.016cm" svg:x="13.092cm" svg:y="7.112cm">
          <text:p text:style-name="P4">5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9" draw:id="id29" draw:layer="Layout" svg:width="1.016cm" svg:height="1.016cm" svg:x="7.652cm" svg:y="11.63cm">
          <text:p text:style-name="P4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7" draw:id="id27" draw:layer="Layout" svg:width="1.016cm" svg:height="1.016cm" svg:x="9.468cm" svg:y="9.344cm">
          <text:p text:style-name="P4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6cm" svg:y1="8.128cm" svg:x2="9.976cm" svg:y2="9.344cm" draw:start-shape="id26" draw:start-glue-point="8" draw:end-shape="id27" draw:end-glue-point="4" svg:d="M13600 8128l-3624 1216" svg:viewBox="0 0 3625 1217">
          <text:p/>
        </draw:connector>
        <draw:connector draw:style-name="gr4" draw:text-style-name="P1" draw:layer="layout" draw:type="line" svg:x1="13.6cm" svg:y1="8.128cm" svg:x2="17.275cm" svg:y2="9.344cm" draw:start-shape="id26" draw:start-glue-point="8" draw:end-shape="id28" draw:end-glue-point="4" svg:d="M13600 8128l3675 1216" svg:viewBox="0 0 3676 1217">
          <text:p/>
        </draw:connector>
        <draw:custom-shape draw:style-name="gr6" draw:text-style-name="P4" xml:id="id30" draw:id="id30" draw:layer="Layout" svg:width="1.016cm" svg:height="1.016cm" svg:x="11.284cm" svg:y="11.63cm">
          <text:p text:style-name="P4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976cm" svg:y1="10.36cm" svg:x2="8.16cm" svg:y2="11.63cm" draw:start-shape="id27" draw:start-glue-point="8" draw:end-shape="id29" draw:end-glue-point="4" svg:d="M9976 10360l-1816 1270" svg:viewBox="0 0 1817 1271">
          <text:p/>
        </draw:connector>
        <draw:connector draw:style-name="gr3" draw:text-style-name="P1" draw:layer="layout" draw:type="line" svg:x1="9.976cm" svg:y1="10.36cm" svg:x2="11.792cm" svg:y2="11.63cm" draw:start-shape="id27" draw:start-glue-point="8" draw:end-shape="id30" draw:end-glue-point="4" svg:d="M9976 10360l1816 1270" svg:viewBox="0 0 1817 1271">
          <text:p/>
        </draw:connector>
        <draw:custom-shape draw:style-name="gr7" draw:text-style-name="P4" xml:id="id31" draw:id="id31" draw:layer="Layout" svg:width="1.016cm" svg:height="1.016cm" svg:x="6.604cm" svg:y="13.908cm">
          <text:p text:style-name="P4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32" draw:id="id32" draw:layer="Layout" svg:width="1.016cm" svg:height="1.016cm" svg:x="8.784cm" svg:y="13.954cm">
          <text:p text:style-name="P4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16cm" svg:y1="12.646cm" svg:x2="7.112cm" svg:y2="13.908cm" draw:start-shape="id29" draw:start-glue-point="8" draw:end-shape="id31" draw:end-glue-point="4" svg:d="M8160 12646l-1048 1262" svg:viewBox="0 0 1049 1263">
          <text:p/>
        </draw:connector>
        <draw:connector draw:style-name="gr3" draw:text-style-name="P1" draw:layer="layout" draw:type="line" svg:x1="8.16cm" svg:y1="12.646cm" svg:x2="9.292cm" svg:y2="13.954cm" draw:start-shape="id29" draw:start-glue-point="8" draw:end-shape="id32" draw:end-glue-point="4" svg:d="M8160 12646l1132 1308" svg:viewBox="0 0 1133 1309">
          <text:p/>
        </draw:connector>
        <draw:custom-shape draw:style-name="gr6" draw:text-style-name="P4" xml:id="id33" draw:id="id33" draw:layer="Layout" svg:width="1.016cm" svg:height="1.016cm" svg:x="14.951cm" svg:y="11.63cm">
          <text:p text:style-name="P4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8" draw:id="id28" draw:layer="Layout" svg:width="1.016cm" svg:height="1.016cm" svg:x="16.767cm" svg:y="9.344cm">
          <text:p text:style-name="P4">7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4" draw:id="id34" draw:layer="Layout" svg:width="1.016cm" svg:height="1.016cm" svg:x="18.583cm" svg:y="11.63cm">
          <text:p text:style-name="P4">7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275cm" svg:y1="10.36cm" svg:x2="15.459cm" svg:y2="11.63cm" draw:start-shape="id28" draw:start-glue-point="8" draw:end-shape="id33" draw:end-glue-point="4" svg:d="M17275 10360l-1816 1270" svg:viewBox="0 0 1817 1271">
          <text:p/>
        </draw:connector>
        <draw:connector draw:style-name="gr3" draw:text-style-name="P1" draw:layer="layout" draw:type="line" svg:x1="17.275cm" svg:y1="10.36cm" svg:x2="19.091cm" svg:y2="11.63cm" draw:start-shape="id28" draw:start-glue-point="8" draw:end-shape="id34" draw:end-glue-point="4" svg:d="M17275 10360l1816 1270" svg:viewBox="0 0 1817 1271">
          <text:p/>
        </draw:connector>
        <draw:custom-shape draw:style-name="gr7" draw:text-style-name="P4" xml:id="id35" draw:id="id35" draw:layer="Layout" svg:width="1.016cm" svg:height="1.016cm" svg:x="16.083cm" svg:y="13.954cm">
          <text:p text:style-name="P4">6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5.459cm" svg:y1="12.646cm" svg:x2="16.591cm" svg:y2="13.954cm" draw:start-shape="id33" draw:start-glue-point="8" draw:end-shape="id35" draw:end-glue-point="4" svg:d="M15459 12646l1132 1308" svg:viewBox="0 0 1133 1309">
          <text:p/>
        </draw:connector>
        <draw:custom-shape draw:style-name="gr10" draw:text-style-name="P6" xml:id="id36" draw:id="id36" draw:layer="Layout" svg:width="0.87cm" svg:height="0.508cm" svg:x="6.188cm" svg:y="15.748cm">
          <text:p text:style-name="P6"><text:span text:style-name="T11">NI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112cm" svg:y1="14.924cm" svg:x2="6.623cm" svg:y2="15.748cm" draw:start-shape="id31" draw:start-glue-point="8" draw:end-shape="id36" draw:end-glue-point="0" svg:d="M7112 14924l-489 824" svg:viewBox="0 0 490 825">
          <text:p/>
        </draw:connector>
        <draw:connector draw:style-name="gr3" draw:text-style-name="P1" draw:layer="layout" draw:type="line" svg:x1="7.113cm" svg:y1="14.924cm" svg:x2="7.623cm" svg:y2="15.748cm" draw:end-shape="id37" draw:end-glue-point="0" svg:d="M7113 14924l510 824" svg:viewBox="0 0 511 825">
          <text:p/>
        </draw:connector>
        <draw:custom-shape draw:style-name="gr10" draw:text-style-name="P6" xml:id="id37" draw:id="id37" draw:layer="Layout" svg:width="0.87cm" svg:height="0.508cm" svg:x="7.188cm" svg:y="15.748cm">
          <text:p text:style-name="P6"><text:span text:style-name="T11">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38" draw:id="id38" draw:layer="Layout" svg:width="0.87cm" svg:height="0.508cm" svg:x="8.382cm" svg:y="15.81cm">
          <text:p text:style-name="P6"><text:span text:style-name="T11">NI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306cm" svg:y1="14.986cm" svg:x2="8.817cm" svg:y2="15.81cm" draw:end-shape="id38" draw:end-glue-point="0" svg:d="M9306 14986l-489 824" svg:viewBox="0 0 490 825">
          <text:p/>
        </draw:connector>
        <draw:connector draw:style-name="gr3" draw:text-style-name="P1" draw:layer="layout" draw:type="line" svg:x1="9.307cm" svg:y1="14.986cm" svg:x2="9.817cm" svg:y2="15.81cm" draw:end-shape="id39" draw:end-glue-point="0" svg:d="M9307 14986l510 824" svg:viewBox="0 0 511 825">
          <text:p/>
        </draw:connector>
        <draw:custom-shape draw:style-name="gr10" draw:text-style-name="P6" xml:id="id39" draw:id="id39" draw:layer="Layout" svg:width="0.87cm" svg:height="0.508cm" svg:x="9.382cm" svg:y="15.81cm">
          <text:p text:style-name="P6"><text:span text:style-name="T11">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40" draw:id="id40" draw:layer="Layout" svg:width="0.87cm" svg:height="0.508cm" svg:x="10.83cm" svg:y="13.462cm">
          <text:p text:style-name="P6"><text:span text:style-name="T11">NI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754cm" svg:y1="12.638cm" svg:x2="11.265cm" svg:y2="13.462cm" draw:end-shape="id40" draw:end-glue-point="0" svg:d="M11754 12638l-489 824" svg:viewBox="0 0 490 825">
          <text:p/>
        </draw:connector>
        <draw:connector draw:style-name="gr3" draw:text-style-name="P1" draw:layer="layout" draw:type="line" svg:x1="11.755cm" svg:y1="12.638cm" svg:x2="12.265cm" svg:y2="13.462cm" draw:end-shape="id41" draw:end-glue-point="0" svg:d="M11755 12638l510 824" svg:viewBox="0 0 511 825">
          <text:p/>
        </draw:connector>
        <draw:custom-shape draw:style-name="gr10" draw:text-style-name="P6" xml:id="id41" draw:id="id41" draw:layer="Layout" svg:width="0.87cm" svg:height="0.508cm" svg:x="11.83cm" svg:y="13.462cm">
          <text:p text:style-name="P6"><text:span text:style-name="T11">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42" draw:id="id42" draw:layer="Layout" svg:width="0.87cm" svg:height="0.508cm" svg:x="15.656cm" svg:y="15.748cm">
          <text:p text:style-name="P6"><text:span text:style-name="T11">NI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6.58cm" svg:y1="14.924cm" svg:x2="16.091cm" svg:y2="15.748cm" draw:end-shape="id42" draw:end-glue-point="0" svg:d="M16580 14924l-489 824" svg:viewBox="0 0 490 825">
          <text:p/>
        </draw:connector>
        <draw:connector draw:style-name="gr3" draw:text-style-name="P1" draw:layer="layout" draw:type="line" svg:x1="16.581cm" svg:y1="14.924cm" svg:x2="17.091cm" svg:y2="15.748cm" draw:end-shape="id43" draw:end-glue-point="0" svg:d="M16581 14924l510 824" svg:viewBox="0 0 511 825">
          <text:p/>
        </draw:connector>
        <draw:custom-shape draw:style-name="gr10" draw:text-style-name="P6" xml:id="id43" draw:id="id43" draw:layer="Layout" svg:width="0.87cm" svg:height="0.508cm" svg:x="16.656cm" svg:y="15.748cm">
          <text:p text:style-name="P6"><text:span text:style-name="T11">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44" draw:id="id44" draw:layer="Layout" svg:width="0.87cm" svg:height="0.508cm" svg:x="18.196cm" svg:y="13.462cm">
          <text:p text:style-name="P6"><text:span text:style-name="T11">NI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9.12cm" svg:y1="12.638cm" svg:x2="18.631cm" svg:y2="13.462cm" draw:end-shape="id44" draw:end-glue-point="0" svg:d="M19120 12638l-489 824" svg:viewBox="0 0 490 825">
          <text:p/>
        </draw:connector>
        <draw:connector draw:style-name="gr3" draw:text-style-name="P1" draw:layer="layout" draw:type="line" svg:x1="19.121cm" svg:y1="12.638cm" svg:x2="19.631cm" svg:y2="13.462cm" draw:end-shape="id45" draw:end-glue-point="0" svg:d="M19121 12638l510 824" svg:viewBox="0 0 511 825">
          <text:p/>
        </draw:connector>
        <draw:custom-shape draw:style-name="gr10" draw:text-style-name="P6" xml:id="id45" draw:id="id45" draw:layer="Layout" svg:width="0.87cm" svg:height="0.508cm" svg:x="19.196cm" svg:y="13.462cm">
          <text:p text:style-name="P6"><text:span text:style-name="T11">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46" draw:id="id46" draw:layer="Layout" svg:width="0.87cm" svg:height="0.508cm" svg:x="14.478cm" svg:y="13.446cm">
          <text:p text:style-name="P6"><text:span text:style-name="T11">NI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402cm" svg:y1="12.622cm" svg:x2="14.913cm" svg:y2="13.446cm" draw:end-shape="id46" draw:end-glue-point="0" svg:d="M15402 12622l-489 824" svg:viewBox="0 0 490 825">
          <text:p/>
        </draw:connecto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Operation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Insertion</text:span></text:p>
              </text:list-item>
              <text:list-item>
                <text:p><text:span text:style-name="T2">Deletion</text:span> </text:p>
              </text:list-item>
              <text:list-item>
                <text:p>Traversals</text:p>
                <text:list>
                  <text:list-item>
                    <text:p>Pre-Order</text:p>
                  </text:list-item>
                  <text:list-item>
                    <text:p>In-Order</text:p>
                  </text:list-item>
                  <text:list-item>
                    <text:p>Post-Order</text:p>
                  </text:list-item>
                  <text:list-item>
                    <text:p>BFS (breadth first search)</text:p>
                  </text:list-item>
                  <text:list-item>
                    <text:p>DFS (depth first search)</text:p>
                  </text:list-item>
                </text:list>
              </text:list-item>
              <text:list-item>
                <text:p>Lookup</text:p>
              </text:list-item>
              <text:list-item>
                <text:p><text:span text:style-name="T2">Rotations*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9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Rotations</text:p>
          </draw:text-box>
        </draw:frame>
        <draw:custom-shape draw:style-name="gr11" draw:text-style-name="P4" xml:id="id48" draw:id="id48" draw:layer="Layout" svg:width="1.016cm" svg:height="1.016cm" svg:x="4.822cm" svg:y="13.502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47" draw:id="id47" draw:layer="Layout" svg:width="1.016cm" svg:height="1.016cm" svg:x="6.638cm" svg:y="11.216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146cm" svg:y1="12.232cm" svg:x2="5.33cm" svg:y2="13.502cm" draw:start-shape="id47" draw:start-glue-point="8" draw:end-shape="id48" draw:end-glue-point="4" svg:d="M7146 12232l-1816 1270" svg:viewBox="0 0 1817 1271">
          <text:p/>
        </draw:connector>
        <draw:connector draw:style-name="gr3" draw:text-style-name="P1" draw:layer="layout" draw:type="line" svg:x1="7.146cm" svg:y1="12.232cm" svg:x2="8.847cm" svg:y2="13.502cm" draw:start-shape="id47" draw:start-glue-point="8" draw:end-shape="id49" draw:end-glue-point="4" svg:d="M7146 12232l1701 1270" svg:viewBox="0 0 1702 1271">
          <text:p/>
        </draw:connector>
        <draw:connector draw:style-name="gr3" draw:text-style-name="P1" draw:layer="layout" draw:type="line" svg:x1="5.33cm" svg:y1="14.518cm" svg:x2="4.275cm" svg:y2="15.78cm" draw:start-shape="id48" draw:start-glue-point="8" draw:end-shape="id50" draw:end-glue-point="4" svg:d="M5330 14518l-1055 1262" svg:viewBox="0 0 1056 1263">
          <text:p/>
        </draw:connector>
        <draw:connector draw:style-name="gr3" draw:text-style-name="P1" draw:layer="layout" draw:type="line" svg:x1="5.33cm" svg:y1="14.518cm" svg:x2="6.462cm" svg:y2="15.826cm" draw:start-shape="id48" draw:start-glue-point="8" svg:d="M5330 14518l1132 1308" svg:viewBox="0 0 1133 1309">
          <text:p/>
        </draw:connector>
        <draw:custom-shape draw:style-name="gr13" draw:text-style-name="P4" xml:id="id51" draw:id="id51" draw:layer="Layout" svg:width="1.016cm" svg:height="1.016cm" svg:x="20.144cm" svg:y="11.138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52" draw:id="id52" draw:layer="Layout" svg:width="1.016cm" svg:height="1.016cm" svg:x="21.96cm" svg:y="13.424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0.652cm" svg:y1="12.154cm" svg:x2="18.836cm" svg:y2="13.424cm" draw:start-shape="id51" draw:start-glue-point="8" svg:d="M20652 12154l-1816 1270" svg:viewBox="0 0 1817 1271">
          <text:p/>
        </draw:connector>
        <draw:connector draw:style-name="gr3" draw:text-style-name="P1" draw:layer="layout" draw:type="line" svg:x1="20.652cm" svg:y1="12.154cm" svg:x2="22.468cm" svg:y2="13.424cm" draw:start-shape="id51" draw:start-glue-point="8" draw:end-shape="id52" draw:end-glue-point="4" svg:d="M20652 12154l1816 1270" svg:viewBox="0 0 1817 1271">
          <text:p/>
        </draw:connector>
        <draw:connector draw:style-name="gr3" draw:text-style-name="P1" draw:layer="layout" draw:type="line" svg:x1="22.468cm" svg:y1="14.44cm" svg:x2="21.49cm" svg:y2="15.664cm" draw:start-shape="id52" draw:start-glue-point="8" svg:d="M22468 14440l-978 1224" svg:viewBox="0 0 979 1225">
          <text:p/>
        </draw:connector>
        <draw:connector draw:style-name="gr3" draw:text-style-name="P1" draw:layer="layout" draw:type="line" svg:x1="22.468cm" svg:y1="14.44cm" svg:x2="23.67cm" svg:y2="15.71cm" draw:start-shape="id52" draw:start-glue-point="8" svg:d="M22468 14440l1202 1270" svg:viewBox="0 0 1203 1271">
          <text:p/>
        </draw:connector>
        <draw:frame presentation:style-name="pr10" draw:text-style-name="P7" draw:layer="layout" svg:width="26.408cm" svg:height="6.044cm" svg:x="0.77cm" svg:y="5.132cm">
          <draw:text-box>
            <text:list text:style-name="L3">
              <text:list-item>
                <text:p text:style-name="P7"><text:span text:style-name="T12">Change the tree structure without interfering with the order of the elements.</text:span></text:p>
              </text:list-item>
              <text:list-item>
                <text:p text:style-name="P7"><text:span text:style-name="T12">Used to change the shape of the tree, particularly by decreasing the hight of the tree.</text:span></text:p>
              </text:list-item>
              <text:list-item>
                <text:p text:style-name="P7"><text:span text:style-name="T12">Move smaller subtrees down and larger subtrees up.</text:span></text:p>
              </text:list-item>
              <text:list-item>
                <text:p text:style-name="P7"><text:span text:style-name="T12">The order of the elements is not affected (In-Order invariance)</text:span></text:p>
              </text:list-item>
            </text:list>
          </draw:text-box>
        </draw:frame>
        <draw:custom-shape draw:style-name="gr14" draw:text-style-name="P4" xml:id="id50" draw:id="id50" draw:layer="Layout" svg:width="1.778cm" svg:height="2.366cm" svg:x="3.378cm" svg:y="15.78cm">
          <text:p text:style-name="P4">S1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96.04898673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.778cm" svg:height="2.366cm" svg:x="5.564cm" svg:y="15.826cm">
          <text:p text:style-name="P4">S2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96.04898673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4" xml:id="id49" draw:id="id49" draw:layer="Layout" svg:width="1.778cm" svg:height="2.366cm" svg:x="7.95cm" svg:y="13.502cm">
          <text:p text:style-name="P4">S3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96.04898673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4.064cm" svg:height="1.778cm" svg:x="12.038cm" svg:y="12.208cm">
          <text:p/>
          <draw:enhanced-geometry svg:viewBox="0 0 21600 21600" draw:text-areas="0 ?f0 ?f5 ?f2" draw:type="right-arrow" draw:modifiers="11182.3760818253 6641.483979763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4.064cm" svg:height="1.778cm" draw:transform="rotate (-3.14159265358979) translate (15.848cm 17.796cm)">
          <text:p/>
          <draw:enhanced-geometry svg:viewBox="0 0 21600 21600" draw:text-areas="0 ?f0 ?f5 ?f2" draw:type="right-arrow" draw:modifiers="11182.3760818253 6641.483979763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4" draw:layer="Layout" svg:width="1.778cm" svg:height="2.366cm" svg:x="17.974cm" svg:y="13.424cm">
          <text:p text:style-name="P4">S1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96.04898673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.778cm" svg:height="2.366cm" svg:x="20.614cm" svg:y="15.63cm">
          <text:p text:style-name="P4">S2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96.04898673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4" draw:layer="Layout" svg:width="1.778cm" svg:height="2.366cm" svg:x="22.8cm" svg:y="15.63cm">
          <text:p text:style-name="P4">S3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96.04898673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8" draw:layer="layout" svg:width="4.515cm" svg:height="0.962cm" svg:x="11.741cm" svg:y="11.192cm">
          <draw:text-box>
            <text:p text:style-name="P8">Right Rotation</text:p>
          </draw:text-box>
        </draw:frame>
        <draw:frame draw:style-name="gr19" draw:text-style-name="P8" draw:layer="layout" svg:width="4.096cm" svg:height="0.962cm" svg:x="11.887cm" svg:y="17.896cm">
          <draw:text-box>
            <text:p text:style-name="P8">Left Rotation</text:p>
          </draw:text-box>
        </draw:frame>
        <draw:frame draw:style-name="gr19" draw:text-style-name="P8" draw:layer="layout" svg:width="1.594cm" svg:height="0.962cm" svg:x="4.986cm" svg:y="10.992cm">
          <draw:text-box>
            <text:p text:style-name="P8">root</text:p>
          </draw:text-box>
        </draw:frame>
        <draw:frame draw:style-name="gr19" draw:text-style-name="P8" draw:layer="layout" svg:width="1.84cm" svg:height="0.962cm" svg:x="3.024cm" svg:y="13.478cm">
          <draw:text-box>
            <text:p text:style-name="P8">pivot</text:p>
          </draw:text-box>
        </draw:frame>
        <draw:frame draw:style-name="gr19" draw:text-style-name="P8" draw:layer="layout" svg:width="1.84cm" svg:height="0.962cm" svg:x="23.154cm" svg:y="13.478cm">
          <draw:text-box>
            <text:p text:style-name="P8">pivot</text:p>
          </draw:text-box>
        </draw:frame>
        <draw:frame draw:style-name="gr19" draw:text-style-name="P8" draw:layer="layout" svg:width="1.594cm" svg:height="0.962cm" svg:x="21.306cm" svg:y="11.138cm">
          <draw:text-box>
            <text:p text:style-name="P8">root</text:p>
          </draw:text-box>
        </draw:frame>
        <draw:frame draw:style-name="gr19" draw:text-style-name="P8" draw:layer="layout" svg:width="7.275cm" svg:height="0.962cm" svg:x="3.135cm" svg:y="19.258cm">
          <draw:text-box>
            <text:p text:style-name="P8">(S1) - A – (S2) - B - (S3)</text:p>
          </draw:text-box>
        </draw:frame>
        <draw:frame draw:style-name="gr19" draw:text-style-name="P8" draw:layer="layout" svg:width="7.275cm" svg:height="0.962cm" svg:x="17.871cm" svg:y="19.058cm">
          <draw:text-box>
            <text:p text:style-name="P8">(S1) - A – (S2) - B - (S3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Insertion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5">
              <text:list-item>
                <text:p><text:s/>Insert as the new node as any BST insertion</text:p>
              </text:list-item>
              <text:list-item>
                <text:p><text:s/>Set the node color as RED</text:p>
              </text:list-item>
              <text:list-item>
                <text:p><text:s/>If the parent of the new node is RED, there is a double-RED problem that must be corrected</text:p>
              </text:list-item>
            </text:list>
            <text:list text:style-name="L3">
              <text:list-item>
                <text:list>
                  <text:list-item>
                    <text:p><text:s/>A double RED problem is corrected with zero or more recoloring followed by zero or one restructuring. </text:p>
                  </text:list-item>
                </text:list>
              </text:list-item>
            </text:list>
            <text:list text:style-name="L5">
              <text:list-item>
                <text:p><text:s/>Color the root node BL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1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Application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Priority queues</text:p>
              </text:list-item>
              <text:list-item>
                <text:p>Associative arrays(key, value)</text:p>
              </text:list-item>
              <text:list-item>
                <text:p>Sets</text:p>
              </text:list-item>
              <text:list-item>
                <text:p>Hash tables</text:p>
              </text:list-item>
              <text:list-item>
                <text:p>Encoding (enumeration)</text:p>
              </text:list-item>
              <text:list-item>
                <text:p>Computational geometry</text:p>
              </text:list-item>
              <text:list-item>
                <text:p>Completely Fair Scheduler (Linux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1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References</text:p>
          </draw:text-box>
        </draw:frame>
        <draw:frame presentation:style-name="pr7" draw:text-style-name="P9" draw:layer="layout" svg:width="22.352cm" svg:height="11.43cm" svg:x="3.302cm" svg:y="6.858cm" presentation:class="outline" presentation:user-transformed="true">
          <draw:text-box>
            <text:list text:style-name="L3">
              <text:list-item>
                <text:p><text:span text:style-name="T13"><text:a xlink:href="https://en.wikipedia.org/wiki/Binary_search_tree" xlink:type="simple">https://en.wikipedia.org/wiki/Binary_search_tree</text:a></text:span></text:p>
              </text:list-item>
              <text:list-item>
                <text:p><text:span text:style-name="T13"><text:a xlink:href="https://en.wikipedia.org/wiki/Self-balancing_binary_search_tree" xlink:type="simple">https://en.wikipedia.org/wiki/Self-balancing_binary_search_tree</text:a></text:span></text:p>
              </text:list-item>
              <text:list-item>
                <text:p><text:span text:style-name="T13"><text:a xlink:href="https://en.wikipedia.org/wiki/Tree_rotation" xlink:type="simple">https://en.wikipedia.org/wiki/Tree_rotation</text:a></text:span></text:p>
              </text:list-item>
              <text:list-item>
                <text:p><text:span text:style-name="T13"><text:a xlink:href="https://en.wikipedia.org/wiki/Red–black_tree" xlink:type="simple">https://en.wikipedia.org/wiki/Red%E2%80%93black_tree</text:a></text:span></text:p>
              </text:list-item>
              <text:list-item>
                <text:p><text:span text:style-name="T13"><text:a xlink:href="https://en.wikipedia.org/wiki/AVL_tree" xlink:type="simple">https://en.wikipedia.org/wiki/AVL_tree</text:a></text:span></text:p>
              </text:list-item>
              <text:list-item>
                <text:p><text:span text:style-name="T13"><text:a xlink:href="https://en.wikipedia.org/wiki/B-tree" xlink:type="simple">https://en.wikipedia.org/wiki/B-tree</text:a></text:span></text:p>
              </text:list-item>
              <text:list-item>
                <text:p><text:span text:style-name="T13"><text:a xlink:href="http://www.geeksforgeeks.org/red-black-tree-set-1-introduction-2/" xlink:type="simple">http://www.geeksforgeeks.org/red-black-tree-set-1-introduction-2/</text:a></text:span></text:p>
              </text:list-item>
              <text:list-item>
                <text:p><text:span text:style-name="T13"><text:a xlink:href="http://quiz.geeksforgeeks.org/c-program-red-black-tree-insertion/" xlink:type="simple">http://quiz.geeksforgeeks.org/c-program-red-black-tree-insertion/</text:a></text:span></text:p>
              </text:list-item>
              <text:list-item>
                <text:p><text:span text:style-name="T13"><text:a xlink:href="http://cs.lmu.edu/~ray/notes/redblacktrees/" xlink:type="simple">http://cs.lmu.edu/~ray/notes/redblacktrees/</text:a></text:span></text:p>
              </text:list-item>
              <text:list-item>
                <text:p><text:span text:style-name="T13"><text:a xlink:href="https://www.cs.usfca.edu/~galles/visualization/Algorithms.html" xlink:type="simple">https://www.cs.usfca.edu/~galles/visualization/Algorithms.html</text:a>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640E07A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3:08:56.691547375</meta:creation-date>
    <dc:date>2016-06-17T15:43:18.020217654</dc:date>
    <meta:editing-duration>P6DT20H34M18S</meta:editing-duration>
    <meta:editing-cycles>89</meta:editing-cycles>
    <meta:generator>LibreOffice/4.2.8.2$Linux_X86_64 LibreOffice_project/420m0$Build-2</meta:generator>
    <meta:document-statistic meta:object-count="212"/>
  </office:meta>
</office:document-meta>
</file>